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9495062146893" calcext:value-type="float">
            <text:p>2.39495</text:p>
          </table:table-cell>
          <table:table-cell office:value-type="float" office:value="2.03047310734463" calcext:value-type="float">
            <text:p>2.03047</text:p>
          </table:table-cell>
          <table:table-cell office:value-type="float" office:value="2.64530440677966" calcext:value-type="float">
            <text:p>2.64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16604519774" calcext:value-type="float">
            <text:p>2.38166</text:p>
          </table:table-cell>
          <table:table-cell office:value-type="float" office:value="2.05141570621469" calcext:value-type="float">
            <text:p>2.05142</text:p>
          </table:table-cell>
          <table:table-cell office:value-type="float" office:value="2.68643823728814" calcext:value-type="float">
            <text:p>2.6864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849717514124" calcext:value-type="float">
            <text:p>2.1885</text:p>
          </table:table-cell>
          <table:table-cell office:value-type="float" office:value="2.37394711864407" calcext:value-type="float">
            <text:p>2.37395</text:p>
          </table:table-cell>
          <table:table-cell office:value-type="float" office:value="3.23108610169491" calcext:value-type="float">
            <text:p>3.231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591220338983" calcext:value-type="float">
            <text:p>2.23591</text:p>
          </table:table-cell>
          <table:table-cell office:value-type="float" office:value="2.35943265536723" calcext:value-type="float">
            <text:p>2.35943</text:p>
          </table:table-cell>
          <table:table-cell office:value-type="float" office:value="3.29537057627119" calcext:value-type="float">
            <text:p>3.295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34768361582" calcext:value-type="float">
            <text:p>2.16935</text:p>
          </table:table-cell>
          <table:table-cell office:value-type="float" office:value="2.34123107344633" calcext:value-type="float">
            <text:p>2.34123</text:p>
          </table:table-cell>
          <table:table-cell office:value-type="float" office:value="3.00540745762712" calcext:value-type="float">
            <text:p>3.005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66246327684" calcext:value-type="float">
            <text:p>2.23966</text:p>
          </table:table-cell>
          <table:table-cell office:value-type="float" office:value="2.3349266440678" calcext:value-type="float">
            <text:p>2.33493</text:p>
          </table:table-cell>
          <table:table-cell office:value-type="float" office:value="3.17268311864407" calcext:value-type="float">
            <text:p>3.172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43204519774" calcext:value-type="float">
            <text:p>2.33432</text:p>
          </table:table-cell>
          <table:table-cell office:value-type="float" office:value="2.08684056497175" calcext:value-type="float">
            <text:p>2.08684</text:p>
          </table:table-cell>
          <table:table-cell office:value-type="float" office:value="2.87154305084746" calcext:value-type="float">
            <text:p>2.871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246700564972" calcext:value-type="float">
            <text:p>2.17247</text:p>
          </table:table-cell>
          <table:table-cell office:value-type="float" office:value="2.3272206779661" calcext:value-type="float">
            <text:p>2.32722</text:p>
          </table:table-cell>
          <table:table-cell office:value-type="float" office:value="2.96919484745763" calcext:value-type="float">
            <text:p>2.969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449674576271" calcext:value-type="float">
            <text:p>2.3245</text:p>
          </table:table-cell>
          <table:table-cell office:value-type="float" office:value="2.13303855367232" calcext:value-type="float">
            <text:p>2.13304</text:p>
          </table:table-cell>
          <table:table-cell office:value-type="float" office:value="2.64972094915254" calcext:value-type="float">
            <text:p>2.6497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891810169492" calcext:value-type="float">
            <text:p>2.30892</text:p>
          </table:table-cell>
          <table:table-cell office:value-type="float" office:value="2.19108318644068" calcext:value-type="float">
            <text:p>2.19108</text:p>
          </table:table-cell>
          <table:table-cell office:value-type="float" office:value="2.96414969491525" calcext:value-type="float">
            <text:p>2.964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207468926554" calcext:value-type="float">
            <text:p>2.26207</text:p>
          </table:table-cell>
          <table:table-cell office:value-type="float" office:value="2.30367706214689" calcext:value-type="float">
            <text:p>2.30368</text:p>
          </table:table-cell>
          <table:table-cell office:value-type="float" office:value="3.16170983050847" calcext:value-type="float">
            <text:p>3.161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697516384181" calcext:value-type="float">
            <text:p>2.29698</text:p>
          </table:table-cell>
          <table:table-cell office:value-type="float" office:value="2.13777550282486" calcext:value-type="float">
            <text:p>2.13778</text:p>
          </table:table-cell>
          <table:table-cell office:value-type="float" office:value="2.96604474576271" calcext:value-type="float">
            <text:p>2.9660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32779661017" calcext:value-type="float">
            <text:p>2.29633</text:p>
          </table:table-cell>
          <table:table-cell office:value-type="float" office:value="2.1496220338983" calcext:value-type="float">
            <text:p>2.14962</text:p>
          </table:table-cell>
          <table:table-cell office:value-type="float" office:value="2.77563172881356" calcext:value-type="float">
            <text:p>2.775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48526553672" calcext:value-type="float">
            <text:p>2.29549</text:p>
          </table:table-cell>
          <table:table-cell office:value-type="float" office:value="2.11541995480226" calcext:value-type="float">
            <text:p>2.11542</text:p>
          </table:table-cell>
          <table:table-cell office:value-type="float" office:value="2.76511159322034" calcext:value-type="float">
            <text:p>2.7651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866628248588" calcext:value-type="float">
            <text:p>2.18867</text:p>
          </table:table-cell>
          <table:table-cell office:value-type="float" office:value="2.29190978531073" calcext:value-type="float">
            <text:p>2.29191</text:p>
          </table:table-cell>
          <table:table-cell office:value-type="float" office:value="2.74402169491525" calcext:value-type="float">
            <text:p>2.744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004696045198" calcext:value-type="float">
            <text:p>2.23005</text:p>
          </table:table-cell>
          <table:table-cell office:value-type="float" office:value="2.29084786440678" calcext:value-type="float">
            <text:p>2.29085</text:p>
          </table:table-cell>
          <table:table-cell office:value-type="float" office:value="3.07556474576271" calcext:value-type="float">
            <text:p>3.0755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907190960452" calcext:value-type="float">
            <text:p>2.28907</text:p>
          </table:table-cell>
          <table:table-cell office:value-type="float" office:value="2.16178004519774" calcext:value-type="float">
            <text:p>2.16178</text:p>
          </table:table-cell>
          <table:table-cell office:value-type="float" office:value="3.03935538983051" calcext:value-type="float">
            <text:p>3.039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82677966102" calcext:value-type="float">
            <text:p>2.22883</text:p>
          </table:table-cell>
          <table:table-cell office:value-type="float" office:value="2.28765355932203" calcext:value-type="float">
            <text:p>2.28765</text:p>
          </table:table-cell>
          <table:table-cell office:value-type="float" office:value="3.05152433898305" calcext:value-type="float">
            <text:p>3.0515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651586440678" calcext:value-type="float">
            <text:p>2.28652</text:p>
          </table:table-cell>
          <table:table-cell office:value-type="float" office:value="2.16239303954802" calcext:value-type="float">
            <text:p>2.16239</text:p>
          </table:table-cell>
          <table:table-cell office:value-type="float" office:value="2.88770955932203" calcext:value-type="float">
            <text:p>2.887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501337853107" calcext:value-type="float">
            <text:p>2.28501</text:p>
          </table:table-cell>
          <table:table-cell office:value-type="float" office:value="2.15100625988701" calcext:value-type="float">
            <text:p>2.15101</text:p>
          </table:table-cell>
          <table:table-cell office:value-type="float" office:value="2.94648786440678" calcext:value-type="float">
            <text:p>2.946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93007909605" calcext:value-type="float">
            <text:p>2.28493</text:p>
          </table:table-cell>
          <table:table-cell office:value-type="float" office:value="2.13337651977401" calcext:value-type="float">
            <text:p>2.13338</text:p>
          </table:table-cell>
          <table:table-cell office:value-type="float" office:value="2.61839050847458" calcext:value-type="float">
            <text:p>2.618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433685875706" calcext:value-type="float">
            <text:p>2.28434</text:p>
          </table:table-cell>
          <table:table-cell office:value-type="float" office:value="2.21600702824859" calcext:value-type="float">
            <text:p>2.21601</text:p>
          </table:table-cell>
          <table:table-cell office:value-type="float" office:value="2.94453098305085" calcext:value-type="float">
            <text:p>2.944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976160451977" calcext:value-type="float">
            <text:p>2.27976</text:p>
          </table:table-cell>
          <table:table-cell office:value-type="float" office:value="2.22590827118644" calcext:value-type="float">
            <text:p>2.22591</text:p>
          </table:table-cell>
          <table:table-cell office:value-type="float" office:value="3.11874928813559" calcext:value-type="float">
            <text:p>3.118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29001129943" calcext:value-type="float">
            <text:p>2.27729</text:p>
          </table:table-cell>
          <table:table-cell office:value-type="float" office:value="2.17516097175141" calcext:value-type="float">
            <text:p>2.17516</text:p>
          </table:table-cell>
          <table:table-cell office:value-type="float" office:value="2.88927783050847" calcext:value-type="float">
            <text:p>2.889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642666666667" calcext:value-type="float">
            <text:p>2.27643</text:p>
          </table:table-cell>
          <table:table-cell office:value-type="float" office:value="2.21200079096045" calcext:value-type="float">
            <text:p>2.212</text:p>
          </table:table-cell>
          <table:table-cell office:value-type="float" office:value="2.88783213559322" calcext:value-type="float">
            <text:p>2.887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952996610169" calcext:value-type="float">
            <text:p>2.26953</text:p>
          </table:table-cell>
          <table:table-cell office:value-type="float" office:value="2.18434555932203" calcext:value-type="float">
            <text:p>2.18435</text:p>
          </table:table-cell>
          <table:table-cell office:value-type="float" office:value="2.9739213559322" calcext:value-type="float">
            <text:p>2.973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66655367232" calcext:value-type="float">
            <text:p>2.26867</text:p>
          </table:table-cell>
          <table:table-cell office:value-type="float" office:value="2.23880903954802" calcext:value-type="float">
            <text:p>2.23881</text:p>
          </table:table-cell>
          <table:table-cell office:value-type="float" office:value="3.12135945762712" calcext:value-type="float">
            <text:p>3.1213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00926553672" calcext:value-type="float">
            <text:p>2.26301</text:p>
          </table:table-cell>
          <table:table-cell office:value-type="float" office:value="2.27877423728814" calcext:value-type="float">
            <text:p>2.27877</text:p>
          </table:table-cell>
          <table:table-cell office:value-type="float" office:value="2.95963172881356" calcext:value-type="float">
            <text:p>2.959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99055367232" calcext:value-type="float">
            <text:p>2.26099</text:p>
          </table:table-cell>
          <table:table-cell office:value-type="float" office:value="2.22783778531073" calcext:value-type="float">
            <text:p>2.22784</text:p>
          </table:table-cell>
          <table:table-cell office:value-type="float" office:value="2.69850386440678" calcext:value-type="float">
            <text:p>2.698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06341242938" calcext:value-type="float">
            <text:p>2.25806</text:p>
          </table:table-cell>
          <table:table-cell office:value-type="float" office:value="2.17304928813559" calcext:value-type="float">
            <text:p>2.17305</text:p>
          </table:table-cell>
          <table:table-cell office:value-type="float" office:value="2.88736542372881" calcext:value-type="float">
            <text:p>2.887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18329039548" calcext:value-type="float">
            <text:p>2.25183</text:p>
          </table:table-cell>
          <table:table-cell office:value-type="float" office:value="2.35135889265537" calcext:value-type="float">
            <text:p>2.35136</text:p>
          </table:table-cell>
          <table:table-cell office:value-type="float" office:value="3.25348962711864" calcext:value-type="float">
            <text:p>3.2534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013477966102" calcext:value-type="float">
            <text:p>2.25013</text:p>
          </table:table-cell>
          <table:table-cell office:value-type="float" office:value="2.28878720903955" calcext:value-type="float">
            <text:p>2.28879</text:p>
          </table:table-cell>
          <table:table-cell office:value-type="float" office:value="3.01016" calcext:value-type="float">
            <text:p>3.010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28085875706" calcext:value-type="float">
            <text:p>2.24928</text:p>
          </table:table-cell>
          <table:table-cell office:value-type="float" office:value="2.20944277966102" calcext:value-type="float">
            <text:p>2.20944</text:p>
          </table:table-cell>
          <table:table-cell office:value-type="float" office:value="2.87780718644068" calcext:value-type="float">
            <text:p>2.8778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10475480226" calcext:value-type="float">
            <text:p>2.25105</text:p>
          </table:table-cell>
          <table:table-cell office:value-type="float" office:value="2.24323907344633" calcext:value-type="float">
            <text:p>2.24324</text:p>
          </table:table-cell>
          <table:table-cell office:value-type="float" office:value="2.69230915254237" calcext:value-type="float">
            <text:p>2.692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35963841808" calcext:value-type="float">
            <text:p>2.24136</text:p>
          </table:table-cell>
          <table:table-cell office:value-type="float" office:value="2.2505095819209" calcext:value-type="float">
            <text:p>2.25051</text:p>
          </table:table-cell>
          <table:table-cell office:value-type="float" office:value="2.86996637288136" calcext:value-type="float">
            <text:p>2.869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92757062147" calcext:value-type="float">
            <text:p>2.23793</text:p>
          </table:table-cell>
          <table:table-cell office:value-type="float" office:value="2.24428576271186" calcext:value-type="float">
            <text:p>2.24429</text:p>
          </table:table-cell>
          <table:table-cell office:value-type="float" office:value="2.85814752542373" calcext:value-type="float">
            <text:p>2.858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39306214689" calcext:value-type="float">
            <text:p>2.23339</text:p>
          </table:table-cell>
          <table:table-cell office:value-type="float" office:value="2.39762334463277" calcext:value-type="float">
            <text:p>2.39762</text:p>
          </table:table-cell>
          <table:table-cell office:value-type="float" office:value="3.47660908474576" calcext:value-type="float">
            <text:p>3.476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20628248588" calcext:value-type="float">
            <text:p>2.23221</text:p>
          </table:table-cell>
          <table:table-cell office:value-type="float" office:value="2.26697091525424" calcext:value-type="float">
            <text:p>2.26697</text:p>
          </table:table-cell>
          <table:table-cell office:value-type="float" office:value="2.94564827118644" calcext:value-type="float">
            <text:p>2.9456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202151412429" calcext:value-type="float">
            <text:p>2.23202</text:p>
          </table:table-cell>
          <table:table-cell office:value-type="float" office:value="2.22995145762712" calcext:value-type="float">
            <text:p>2.22995</text:p>
          </table:table-cell>
          <table:table-cell office:value-type="float" office:value="2.97700257627119" calcext:value-type="float">
            <text:p>2.9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3418079096" calcext:value-type="float">
            <text:p>2.23134</text:p>
          </table:table-cell>
          <table:table-cell office:value-type="float" office:value="2.34383265536723" calcext:value-type="float">
            <text:p>2.34383</text:p>
          </table:table-cell>
          <table:table-cell office:value-type="float" office:value="3.19225247457627" calcext:value-type="float">
            <text:p>3.192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7569039548" calcext:value-type="float">
            <text:p>2.22176</text:p>
          </table:table-cell>
          <table:table-cell office:value-type="float" office:value="2.28847238418079" calcext:value-type="float">
            <text:p>2.28847</text:p>
          </table:table-cell>
          <table:table-cell office:value-type="float" office:value="3.02016244067797" calcext:value-type="float">
            <text:p>3.020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741455367232" calcext:value-type="float">
            <text:p>2.21741</text:p>
          </table:table-cell>
          <table:table-cell office:value-type="float" office:value="2.30663297175141" calcext:value-type="float">
            <text:p>2.30663</text:p>
          </table:table-cell>
          <table:table-cell office:value-type="float" office:value="2.93397477966102" calcext:value-type="float">
            <text:p>2.9339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96024858757" calcext:value-type="float">
            <text:p>2.21496</text:p>
          </table:table-cell>
          <table:table-cell office:value-type="float" office:value="2.32223538983051" calcext:value-type="float">
            <text:p>2.32224</text:p>
          </table:table-cell>
          <table:table-cell office:value-type="float" office:value="3.10542806779661" calcext:value-type="float">
            <text:p>3.105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74246327684" calcext:value-type="float">
            <text:p>2.21274</text:p>
          </table:table-cell>
          <table:table-cell office:value-type="float" office:value="2.26495963841808" calcext:value-type="float">
            <text:p>2.26496</text:p>
          </table:table-cell>
          <table:table-cell office:value-type="float" office:value="2.90453206779661" calcext:value-type="float">
            <text:p>2.904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793853107345" calcext:value-type="float">
            <text:p>2.30794</text:p>
          </table:table-cell>
          <table:table-cell office:value-type="float" office:value="2.21179389830508" calcext:value-type="float">
            <text:p>2.21179</text:p>
          </table:table-cell>
          <table:table-cell office:value-type="float" office:value="3.05841220338983" calcext:value-type="float">
            <text:p>3.0584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46431638418" calcext:value-type="float">
            <text:p>2.21146</text:p>
          </table:table-cell>
          <table:table-cell office:value-type="float" office:value="2.3020326779661" calcext:value-type="float">
            <text:p>2.30203</text:p>
          </table:table-cell>
          <table:table-cell office:value-type="float" office:value="2.95827796610169" calcext:value-type="float">
            <text:p>2.958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7811299435" calcext:value-type="float">
            <text:p>2.20578</text:p>
          </table:table-cell>
          <table:table-cell office:value-type="float" office:value="2.30153514124294" calcext:value-type="float">
            <text:p>2.30154</text:p>
          </table:table-cell>
          <table:table-cell office:value-type="float" office:value="3.07153871186441" calcext:value-type="float">
            <text:p>3.0715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05251299435" calcext:value-type="float">
            <text:p>2.20053</text:p>
          </table:table-cell>
          <table:table-cell office:value-type="float" office:value="2.31871609039548" calcext:value-type="float">
            <text:p>2.31872</text:p>
          </table:table-cell>
          <table:table-cell office:value-type="float" office:value="2.86790562711864" calcext:value-type="float">
            <text:p>2.867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9066440678" calcext:value-type="float">
            <text:p>2.19991</text:p>
          </table:table-cell>
          <table:table-cell office:value-type="float" office:value="2.33070280225989" calcext:value-type="float">
            <text:p>2.3307</text:p>
          </table:table-cell>
          <table:table-cell office:value-type="float" office:value="3.11287593220339" calcext:value-type="float">
            <text:p>3.112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664" calcext:value-type="float">
            <text:p>2.19866</text:p>
          </table:table-cell>
          <table:table-cell office:value-type="float" office:value="2.29767303954802" calcext:value-type="float">
            <text:p>2.29767</text:p>
          </table:table-cell>
          <table:table-cell office:value-type="float" office:value="2.86814915254237" calcext:value-type="float">
            <text:p>2.8681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8666863276836" calcext:value-type="float">
            <text:p>2.18667</text:p>
          </table:table-cell>
          <table:table-cell office:value-type="float" office:value="2.36683586440678" calcext:value-type="float">
            <text:p>2.36684</text:p>
          </table:table-cell>
          <table:table-cell office:value-type="float" office:value="3.21114169491525" calcext:value-type="float">
            <text:p>3.211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514418079096" calcext:value-type="float">
            <text:p>2.18514</text:p>
          </table:table-cell>
          <table:table-cell office:value-type="float" office:value="2.33313672316384" calcext:value-type="float">
            <text:p>2.33314</text:p>
          </table:table-cell>
          <table:table-cell office:value-type="float" office:value="3.03297545762712" calcext:value-type="float">
            <text:p>3.032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22605649717" calcext:value-type="float">
            <text:p>2.23323</text:p>
          </table:table-cell>
          <table:table-cell office:value-type="float" office:value="2.18118323163842" calcext:value-type="float">
            <text:p>2.18118</text:p>
          </table:table-cell>
          <table:table-cell office:value-type="float" office:value="2.76278562711864" calcext:value-type="float">
            <text:p>2.7627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122863276836" calcext:value-type="float">
            <text:p>2.17123</text:p>
          </table:table-cell>
          <table:table-cell office:value-type="float" office:value="2.38171778531073" calcext:value-type="float">
            <text:p>2.38172</text:p>
          </table:table-cell>
          <table:table-cell office:value-type="float" office:value="3.20613694915254" calcext:value-type="float">
            <text:p>3.2061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533724293785" calcext:value-type="float">
            <text:p>2.26534</text:p>
          </table:table-cell>
          <table:table-cell office:value-type="float" office:value="2.16954684745763" calcext:value-type="float">
            <text:p>2.16955</text:p>
          </table:table-cell>
          <table:table-cell office:value-type="float" office:value="2.77742833898305" calcext:value-type="float">
            <text:p>2.777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67913220339" calcext:value-type="float">
            <text:p>2.15679</text:p>
          </table:table-cell>
          <table:table-cell office:value-type="float" office:value="2.36361493785311" calcext:value-type="float">
            <text:p>2.36361</text:p>
          </table:table-cell>
          <table:table-cell office:value-type="float" office:value="3.0483273220339" calcext:value-type="float">
            <text:p>3.048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029891525424" calcext:value-type="float">
            <text:p>2.1503</text:p>
          </table:table-cell>
          <table:table-cell office:value-type="float" office:value="2.40259609039548" calcext:value-type="float">
            <text:p>2.4026</text:p>
          </table:table-cell>
          <table:table-cell office:value-type="float" office:value="3.0236073220339" calcext:value-type="float">
            <text:p>3.0236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155477966102" calcext:value-type="float">
            <text:p>2.14155</text:p>
          </table:table-cell>
          <table:table-cell office:value-type="float" office:value="2.41659771751412" calcext:value-type="float">
            <text:p>2.4166</text:p>
          </table:table-cell>
          <table:table-cell office:value-type="float" office:value="3.03952623728814" calcext:value-type="float">
            <text:p>3.039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879446327684" calcext:value-type="float">
            <text:p>2.33879</text:p>
          </table:table-cell>
          <table:table-cell office:value-type="float" office:value="2.11532994350282" calcext:value-type="float">
            <text:p>2.11533</text:p>
          </table:table-cell>
          <table:table-cell office:value-type="float" office:value="2.63229884745763" calcext:value-type="float">
            <text:p>2.632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702409039548" calcext:value-type="float">
            <text:p>2.33702</text:p>
          </table:table-cell>
          <table:table-cell office:value-type="float" office:value="2.05173143502825" calcext:value-type="float">
            <text:p>2.05173</text:p>
          </table:table-cell>
          <table:table-cell office:value-type="float" office:value="2.67840162711864" calcext:value-type="float">
            <text:p>2.678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0" calcext:value-type="float">
            <text:p>0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4" calcext:value-type="float">
            <text:p>4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0" calcext:value-type="float">
            <text:p>0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5" calcext:value-type="float">
            <text:p>5</text:p>
          </table:table-cell>
          <table:table-cell table:formula="of:=SUM([.BC1:.BC5])" office:value-type="float" office:value="5" calcext:value-type="float">
            <text:p>5</text:p>
          </table:table-cell>
          <table:table-cell table:formula="of:=SUM([.BD1:.BD5])" office:value-type="float" office:value="0" calcext:value-type="float">
            <text:p>0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10:09.509507442</dc:date>
    <meta:document-statistic meta:table-count="1" meta:cell-count="4641" meta:object-count="0"/>
    <meta:generator>LibreOffice/4.2.8.2$Linux_X86_64 LibreOffice_project/420m0$Build-2</meta:generator>
  </office:meta>
</office:document-meta>
</file>